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_5f_Book_20_Annotation" style:list-style-name="L4"/>
    <style:style style:name="P39" style:family="paragraph" style:parent-style-name="_5f_Book_20_Annotation" style:list-style-name="L4"/>
    <style:style style:name="P40" style:family="paragraph" style:parent-style-name="Epigraph_20_Author" style:list-style-name="L4">
      <style:text-properties style:text-underline-style="none"/>
    </style:style>
    <style:style style:name="P41" style:family="paragraph" style:parent-style-name="Epigraph_20_Author" style:list-style-name="L4"/>
    <style:style style:name="P42" style:family="paragraph" style:parent-style-name="Poem_20_Author" style:list-style-name="L4"/>
    <style:style style:name="P43" style:family="paragraph" style:parent-style-name="Poem_20_Author" style:list-style-name="L4"/>
    <style:style style:name="P44" style:family="paragraph" style:parent-style-name="Poem_20_Author" style:list-style-name="L4"/>
    <style:style style:name="P45" style:family="paragraph" style:parent-style-name="Poem_20_Title" style:list-style-name="L4"/>
    <style:style style:name="P46" style:family="paragraph" style:parent-style-name="Level_20_3" style:list-style-name="L2"/>
    <style:style style:name="P47" style:family="paragraph" style:parent-style-name="Level_20_3" style:list-style-name="L4"/>
    <style:style style:name="P48" style:family="paragraph" style:parent-style-name="Level_20_2" style:list-style-name="L4"/>
    <style:style style:name="P49" style:family="paragraph" style:parent-style-name="Level_20_2" style:list-style-name="L4">
      <style:text-properties style:text-underline-style="none"/>
    </style:style>
    <style:style style:name="P50" style:family="paragraph" style:parent-style-name="Level_20_2" style:list-style-name="L4">
      <style:text-properties style:text-underline-style="none"/>
    </style:style>
    <style:style style:name="P51" style:family="paragraph" style:parent-style-name="Level_20_2" style:list-style-name="L4">
      <style:text-properties style:text-underline-style="none"/>
    </style:style>
    <style:style style:name="P52" style:family="paragraph" style:parent-style-name="Level_20_2" style:list-style-name="L4">
      <style:text-properties style:text-underline-style="none"/>
    </style:style>
    <style:style style:name="P53" style:family="paragraph" style:parent-style-name="Level_20_2" style:list-style-name="L4">
      <style:text-properties style:text-underline-style="none"/>
    </style:style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Level_20_2" style:list-style-name="L4">
      <style:text-properties style:text-underline-style="none"/>
    </style:style>
    <style:style style:name="P56" style:family="paragraph" style:parent-style-name="Level_20_1" style:list-style-name="L4"/>
    <style:style style:name="P57" style:family="paragraph" style:parent-style-name="Level_20_1" style:list-style-name="L4"/>
    <style:style style:name="P58" style:family="paragraph" style:parent-style-name="Poem" style:list-style-name="L4"/>
    <style:style style:name="P59" style:family="paragraph" style:parent-style-name="Poem" style:list-style-name="L4"/>
    <style:style style:name="P60" style:family="paragraph" style:parent-style-name="Epigraph" style:list-style-name="L4">
      <style:text-properties style:text-underline-style="none"/>
    </style:style>
    <style:style style:name="P61" style:family="paragraph" style:parent-style-name="Epigraph" style:list-style-name="L4"/>
    <style:style style:name="P62" style:family="paragraph" style:parent-style-name="Annotation" style:list-style-name="L4"/>
    <style:style style:name="P63" style:family="paragraph" style:parent-style-name="Annotation" style:list-style-name="L4">
      <style:text-properties style:text-underline-style="none"/>
    </style:style>
    <style:style style:name="P64" style:family="paragraph" style:parent-style-name="Text_20_body" style:list-style-name="L1"/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2"/>
    <style:style style:name="P68" style:family="paragraph" style:parent-style-name="Text_20_body" style:list-style-name="L4"/>
    <style:style style:name="P69" style:family="paragraph" style:parent-style-name="Text_20_body" style:list-style-name="L4"/>
    <style:style style:name="P70" style:family="paragraph" style:parent-style-name="Text_20_body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64"><text:span text:style-name="T3">Первая</text:span> строка <text:span text:style-name="T2">маркированного</text:span> текста</text:p>
        </text:list-item>
        <text:list-item>
          <text:p text:style-name="P64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66"><text:span text:style-name="T4">Зачеркнутый</text:span><text:span text:style-name="T16"> в 1-й строке</text:span></text:p>
        </text:list-item>
        <text:list-item>
          <text:p text:style-name="P46"><text:span text:style-name="T3">Нумерованный</text:span> Заголовок (Уровень 3)</text:p>
        </text:list-item>
        <text:list-item>
          <text:p text:style-name="P66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68"><text:span text:style-name="T4">Зачеркнутый</text:span><text:span text:style-name="T16"> в 1-й строке</text:span></text:p>
        </text:list-item>
        <text:list-item>
          <text:p text:style-name="P47"><text:span text:style-name="T3">Маркированный</text:span> Заголовок (Уровень 3)</text:p>
        </text:list-item>
        <text:list-item>
          <text:p text:style-name="P68"><text:a xlink:type="simple" xlink:href="http://www.gribuser.ru/"><text:span text:style-name="T9">Гиперссылка маркированная</text:span></text:a></text:p>
          <text:p text:style-name="P48">«Маркированные» и «Нумерованный» Авторы Цитат, Эпиграфов, Поэм</text:p>
          <text:p text:style-name="P58">Поэма</text:p>
        </text:list-item>
        <text:list-item>
          <text:p text:style-name="P42">Маркированный 1 Автор Поэмы</text:p>
        </text:list-item>
        <text:list-item>
          <text:p text:style-name="P42">Маркированный 2 Автор Поэмы</text:p>
          <text:p text:style-name="P19">И так далее...</text:p>
          <text:p text:style-name="P56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49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49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49">Переход на Цитаты</text:p>
          <text:p text:style-name="P45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58"><text:soft-page-break/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42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49">Переход на Аннотацию</text:p>
          <text:p text:style-name="P60">Это — Эпиграф.</text:p>
          <text:p text:style-name="P61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40">Это — Автор Эпиграфа.</text:p>
          <text:p text:style-name="P41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49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49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49">Переход на Эпиграфы</text:p>
          <text:p text:style-name="P62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63"><text:bookmark text:name="bAnnot2"/>Пример Аннотации.</text:p>
          <text:p text:style-name="P68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6"><text:bookmark text:name="b6"/>Часть 6. Демонстрация работы «служебных стилей»</text:p>
          <text:p text:style-name="P38">Небольшой пример аннотации на книгу с «форматированием».</text:p>
          <text:p text:style-name="P38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oft-page-break/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3T12:24:26</dc:date>
    <meta:editing-cycles>233</meta:editing-cycles>
    <meta:editing-duration>P1DT2H45M52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11" meta:word-count="1544" meta:character-count="10321"/>
  </office:meta>
</office:document-meta>
</file>